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rrorsMethodArgumentResolver.supportsParameter( MethodParameter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rrorsMethodArgumentResolver.resolveArgument( MethodParameter parameter , BindingContext context , ServerWebExchange exchang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rrorsMethodArgumentResolver.ErrorsMethodArgumentResolver( ReactiveAdapter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rrorsMethodArgumentResolver.getErrors( MethodParameter parameter , BindingContext 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